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atherGetter</text:h>
      <text:p text:style-name="Text_20_body">(Project for WSEI) Weather Getter allows you to get real-time info about the current weather in a choosen city and also get a real-time forecast for the next day.</text:p>
      <text:p text:style-name="Text_20_body"/>
      <text:p text:style-name="Text_20_body"><text:span text:style-name="Strong_20_Emphasis">WeatherAPI:</text:span></text:p>
      <text:h text:style-name="Heading_20_2" text:outline-level="2"><text:bookmark text:name="user-content-weatherapigetweatherasyncstring-city-name"/>WeatherAPI.GetWeatherAsync(string &lt;city name&gt;)</text:h>
      <text:p text:style-name="Text_20_body">It takes city name as a param and sets <text:span text:style-name="Emphasis">WeatherAPI.wc</text:span> to store current weather in a choosen city.</text:p>
      <text:p text:style-name="Text_20_body">If there was an error while fetching the weather (no such city or no connection to the server) it sets <text:span text:style-name="Emphasis">WeatherAPI.requestSuccesfull</text:span> to false, otherwise sets it to true.</text:p>
      <text:p text:style-name="Text_20_body">Ideally every city should have been searched by its english name - national names of foreign cities may not always be found. For example:</text:p>
      <text:list xml:id="list6887101144860716069" text:style-name="L1">
        <text:list-item>
          <text:p text:style-name="P3">New York -&gt; Request succesfull there is pretty big city with this name </text:p>
        </text:list-item>
        <text:list-item>
          <text:p text:style-name="P1">Nowy Jork (in Polish) -&gt; Request failed cause there is no such city </text:p>
        </text:list-item>
      </text:list>
      <text:p text:style-name="Text_20_body">But it isn't always true - for bigger cities Warszawa and Warsaw is going to work fine.</text:p>
      <text:h text:style-name="Heading_20_2" text:outline-level="2"><text:bookmark text:name="user-content-weatherapigetweatherforecastasync"/>WeatherAPI.GetWeatherForecastAsync()</text:h>
      <text:p text:style-name="Text_20_body">Sets <text:span text:style-name="Emphasis">WeatherAPI.wcf</text:span> to store current weather forecast for the next day.</text:p>
      <text:p text:style-name="Text_20_body">It <text:span text:style-name="Strong_20_Emphasis">requires</text:span> <text:span text:style-name="Emphasis">WeatherAPI.wc</text:span> to be set so <text:span text:style-name="Emphasis">WeatherAPI.GetWeatherAsync()</text:span> always needs to be invoked with a choosen city name before you invoke this function.</text:p>
      <text:p text:style-name="Text_20_body">If there was an error while fetching the weather it sets <text:span text:style-name="Emphasis">WeatherAPI.requestSuccesfull</text:span> to false, otherwise sets it to true.</text:p>
      <text:h text:style-name="Heading_20_2" text:outline-level="2"><text:bookmark text:name="user-content-weatherapidisplaycurrentweather"/>WeatherAPI.DisplayCurrentWeather()</text:h>
      <text:p text:style-name="Text_20_body">Prints current weather information to the console.</text:p>
      <text:p text:style-name="Text_20_body">It <text:span text:style-name="Strong_20_Emphasis">requires</text:span> <text:span text:style-name="Emphasis">WeatherAPI.wc</text:span> to be set so <text:span text:style-name="Emphasis">WeatherAPI.GetWeatherAsync()</text:span> always needs to be invoked with a choosen city name before you invoke this function.</text:p>
      <text:h text:style-name="Heading_20_2" text:outline-level="2"><text:bookmark text:name="user-content-weatherapidisplayforecastweather"/>WeatherAPI.DisplayForecastWeather()</text:h>
      <text:p text:style-name="Text_20_body">Prints current weather forecast for tommorow to the console.</text:p>
      <text:p text:style-name="Text_20_body">It <text:span text:style-name="Strong_20_Emphasis">requires</text:span> <text:span text:style-name="Emphasis">WeatherAPI.wcf</text:span> to be set so <text:span text:style-name="Emphasis">WeatherAPI.GetWeatherForecastAsync()</text:span> always needs to be invoked before you invoke this function.</text:p>
      <text:h text:style-name="Heading_20_2" text:outline-level="2"><text:bookmark text:name="user-content-displayerrormessage"/><text:span text:style-name="Strong_20_Emphasis">WeatherAPI.</text:span>DisplayErrorMessage()</text:h>
      <text:p text:style-name="Text_20_body">Writes to the console that there was no city of such name found or there is no connection to the internet.</text:p>
      <text:p text:style-name="Text_20_body"/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Controller:</text:span></text:p>
      <text:h text:style-name="Heading_20_2" text:outline-level="2"><text:bookmark text:name="user-content-controllerexecuteusercommandstring-command"/>Controller.ExecuteUserCommand(string &lt;command&gt;)</text:h>
      <text:p text:style-name="Text_20_body">Takes a full line of a command given by the user and invokes corresponding function.</text:p>
      <text:p text:style-name="Text_20_body">Example: jutro Kraków -&gt; Invokes <text:span text:style-name="Emphasis">ShowTommorowWeatherForCity()</text:span> with a <text:span text:style-name="Emphasis">Kraków</text:span> parameter.</text:p>
      <text:h text:style-name="Heading_20_2" text:outline-level="2"><text:bookmark text:name="user-content-controllershowhelp"/>Controller.ShowHelp()</text:h>
      <text:p text:style-name="Text_20_body">Writes availeble commands to the console. Invokes WeatherAPI.GetWeatherAsync()</text:p>
      <text:h text:style-name="Heading_20_2" text:outline-level="2"><text:bookmark text:name="user-content-showcurrentweatherforcitystring-city-name"/><text:span text:style-name="Strong_20_Emphasis">Controller.</text:span>ShowCurrentWeatherForCity(string &lt;city name&gt;)</text:h>
      <text:p text:style-name="Text_20_body">Invokes <text:span text:style-name="Emphasis">WeatherAPI.GetWeatherAsync(city name)</text:span>, waits for it to finish and if there was no error invokes <text:span text:style-name="Emphasis">WeatherAPI.DisplayCurrentWeather()</text:span>.</text:p>
      <text:h text:style-name="Heading_20_2" text:outline-level="2"><text:bookmark text:name="user-content-showcurrentweatherforcitystring-city-name-1"/><text:span text:style-name="Strong_20_Emphasis">Controller.</text:span>ShowCurrentWeatherForCity(string &lt;city name&gt;)</text:h>
      <text:p text:style-name="Text_20_body">Invokes <text:span text:style-name="Emphasis">WeatherAPI.GetWeatherAsync(city name)</text:span>, waits for it to finish, if there was no error then invokes <text:span text:style-name="Emphasis">WeatherAPI.GetWeatherForecastAsync()</text:span> and if again there was no error invokes <text:span text:style-name="Emphasis">WeatherAPI.DisplayCurrentWeather()</text:span>.</text:p>
      <text:h text:style-name="Heading_20_2" text:outline-level="2"><text:bookmark text:name="user-content-displaycommandnotfound"/><text:span text:style-name="Strong_20_Emphasis">Controller.</text:span>DisplayCommandNotFound()</text:h>
      <text:p text:style-name="Text_20_body">Writes "Command not found" text in the console.</text:p>
      <text:h text:style-name="Heading_20_2" text:outline-level="2"><text:bookmark text:name="user-content-changelanguagestring-language-name"/><text:span text:style-name="Strong_20_Emphasis">Controller.</text:span>ChangeLanguage(string &lt;language name&gt;)</text:h>
      <text:p text:style-name="Text_20_body">Changes language field to the choosen language and by this - changes program output language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Tutorial:</text:span></text:p>
      <text:h text:style-name="Heading_20_2" text:outline-level="2"><text:bookmark text:name="user-content-tutorialshowtutorial"/>Tutorial.ShowTutorial()</text:h>
      <text:p text:style-name="Text_20_body">Prints initial tutorial and information about the app to the user.</text:p>
      <text:h text:style-name="Heading_20_2" text:outline-level="2"><text:bookmark text:name="user-content-printslowlystring-text"/><text:span text:style-name="Strong_20_Emphasis">Tutorial.</text:span>PrintSlowly(string &lt;text&gt;)</text:h>
      <text:p text:style-name="Text_20_body">Prints text letter by letter with 30-milisecond interval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Data-storage Classes:</text:span></text:p>
      <text:h text:style-name="Heading_20_2" text:outline-level="2"><text:bookmark text:name="user-content-weathercity-class"/>WeatherCity class</text:h>
      <text:p text:style-name="Text_20_body">Stores information received from the API about the weather in a choosen city.</text:p>
      <text:h text:style-name="Heading_20_2" text:outline-level="2"><text:bookmark text:name="user-content-weathercityforecast-class"/>WeatherCityForecast class</text:h>
      <text:p text:style-name="Text_20_body">Stores forecast received from the API for a choosen city</text:p>
      <text:list xml:id="list6998616691674238869" text:style-name="L2">
        <text:list-item>
          <text:p text:style-name="P2">Tommorow -&gt; Returns <text:span text:style-name="Emphasis">WeatherCity</text:span> object filled with weather forecast for the next day (tommorow)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2S</meta:editing-duration>
    <meta:editing-cycles>6</meta:editing-cycles>
    <meta:generator>OpenOffice/4.1.7$Win32 OpenOffice.org_project/417m1$Build-9800</meta:generator>
    <dc:date>2020-06-30T11:52:07.20</dc:date>
    <meta:document-statistic meta:table-count="0" meta:image-count="0" meta:object-count="0" meta:page-count="3" meta:paragraph-count="47" meta:word-count="462" meta:character-count="3351"/>
    <meta:user-defined meta:name="Info 1"/>
    <meta:user-defined meta:name="Info 2"/>
    <meta:user-defined meta:name="Info 3"/>
    <meta:user-defined meta:name="Info 4"/>
  </office:meta>
</office:document-meta>
</file>